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5_11-07-01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20-06-15_12-13-53_000.jpg</text:p>
          </table:table-cell>
          <table:table-cell table:style-name="ce14" office:value-type="string">
            <text:p>:m 東和 PHOTO / 200612<text:span text:style-name="T1">th</text:span>,200611f / 田端駅 / 田端プロジェクト / １名 / ホクシン設備（合田工務店） / 日報</text:p>
          </table:table-cell>
          <table:table-cell table:style-name="ce3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 table:formula="of:=IF([.E3]=&quot;&quot;;[.C3];CONCATENATE([.C3];&quot; / &quot;;[.E3]))" office:value-type="string" office:string-value=":m 東和 PHOTO / 200612th,200611f / 田端駅 / 田端プロジェクト / １名 / ホクシン設備（合田工務店） / 日報">
            <text:p>:m 東和 PHOTO / 200612th,200611f / 田端駅 / 田端プロジェクト / １名 / ホクシン設備（合田工務店） / 日報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2020-06-15_12-37-41_000.jpg</text:p>
          </table:table-cell>
          <table:table-cell table:style-name="ce15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587341 E-139-34-49.215087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5_15-58-35_000.jpg</text:p>
          </table:table-cell>
          <table:table-cell table:style-name="ce16" office:value-type="string">
            <text:p>:m 記録 / 自然観察 / 草花 / @ベランダ / 採寸；ネジバナ；花弁 / N-35-35-28.367614 E-139-34-49.160156</text:p>
          </table:table-cell>
          <table:table-cell table:style-name="ce15"/>
          <table:table-cell table:style-name="ce3" table:formula="of:=[.F5]" office:value-type="string" office:string-value="N-35-35-28.367614 E-139-34-49.160156">
            <text:p>N-35-35-28.367614 E-139-34-49.160156</text:p>
          </table:table-cell>
          <table:table-cell table:style-name="ce3" office:value-type="string">
            <text:p>N-35-35-28.367614 E-139-34-49.160156</text:p>
          </table:table-cell>
          <table:table-cell table:style-name="ce32" table:formula="of:=IF([.E5]=&quot;&quot;;[.C5];CONCATENATE([.C5];&quot; / &quot;;[.E5]))" office:value-type="string" office:string-value=":m 記録 / 自然観察 / 草花 / @ベランダ / 採寸；ネジバナ；花弁 / N-35-35-28.367614 E-139-34-49.160156 / N-35-35-28.367614 E-139-34-49.160156">
            <text:p>:m 記録 / 自然観察 / 草花 / @ベランダ / 採寸；ネジバナ；花弁 / N-35-35-28.367614 E-139-34-49.160156 / N-35-35-28.367614 E-139-34-49.160156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5_15-58-57_000.jpg</text:p>
          </table:table-cell>
          <table:table-cell table:style-name="ce17" office:value-type="string">
            <text:p>:bookmemo / 読んだ本 / 『正義がわれを呼ぶ時』 / 著者=朴永昌、金忠一、訳 / 途中</text:p>
          </table:table-cell>
          <table:table-cell table:style-name="ce16"/>
          <table:table-cell table:style-name="ce3"/>
          <table:table-cell table:style-name="ce3" office:value-type="string">
            <text:p>N-35-35-28.367614 E-139-34-49.160156</text:p>
          </table:table-cell>
          <table:table-cell table:style-name="ce32" table:formula="of:=IF([.E6]=&quot;&quot;;[.C6];CONCATENATE([.C6];&quot; / &quot;;[.E6]))" office:value-type="string" office:string-value=":bookmemo / 読んだ本 / 『正義がわれを呼ぶ時』 / 著者=朴永昌、金忠一、訳 / 途中">
            <text:p>:bookmemo / 読んだ本 / 『正義がわれを呼ぶ時』 / 著者=朴永昌、金忠一、訳 / 途中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5_15-59-16_000.jpg</text:p>
          </table:table-cell>
          <table:table-cell table:style-name="ce17" office:value-type="string">
            <text:p>:bookmemo / 読んだ本 / 『正義がわれを呼ぶ時』 / 著者=朴永昌、金忠一、訳 / 途中 ここまで</text:p>
          </table:table-cell>
          <table:table-cell table:style-name="ce17"/>
          <table:table-cell table:style-name="ce3"/>
          <table:table-cell table:style-name="ce3" office:value-type="string">
            <text:p>N-35-35-28.656005 E-139-34-49.434814</text:p>
          </table:table-cell>
          <table:table-cell table:style-name="ce32" table:formula="of:=IF([.E7]=&quot;&quot;;[.C7];CONCATENATE([.C7];&quot; / &quot;;[.E7]))" office:value-type="string" office:string-value=":bookmemo / 読んだ本 / 『正義がわれを呼ぶ時』 / 著者=朴永昌、金忠一、訳 / 途中 ここまで">
            <text:p>:bookmemo / 読んだ本 / 『正義がわれを呼ぶ時』 / 著者=朴永昌、金忠一、訳 / 途中 ここまで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5_15-59-37_000.jpg</text:p>
          </table:table-cell>
          <table:table-cell table:style-name="ce17" office:value-type="string">
            <text:p>:bookmemo / 読んだ本 / 『活かそう！発達障害脳』 / 著者=長沼睦雄</text:p>
          </table:table-cell>
          <table:table-cell table:style-name="ce15"/>
          <table:table-cell table:style-name="ce3"/>
          <table:table-cell table:style-name="ce3" office:value-type="string">
            <text:p>N-35-35-28.656005 E-139-34-49.434814</text:p>
          </table:table-cell>
          <table:table-cell table:style-name="ce32" table:formula="of:=IF([.E8]=&quot;&quot;;[.C8];CONCATENATE([.C8];&quot; / &quot;;[.E8]))" office:value-type="string" office:string-value=":bookmemo / 読んだ本 / 『活かそう！発達障害脳』 / 著者=長沼睦雄">
            <text:p>:bookmemo / 読んだ本 / 『活かそう！発達障害脳』 / 著者=長沼睦雄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5_19-28-04_000.jpg</text:p>
          </table:table-cell>
          <table:table-cell table:style-name="ce17" office:value-type="string">
            <text:p>:m music / log / kb / || s.1:f-prev:0614-1916 || s.2:f-prev:0614-1916,score+ // s.1:R=+,k.C#,chord=C#m7;Edim</text:p>
          </table:table-cell>
          <table:table-cell table:style-name="ce16"/>
          <table:table-cell table:style-name="ce3"/>
          <table:table-cell table:style-name="ce3" office:value-type="string">
            <text:p>N-35-35-28.697204 E-139-34-49.379882</text:p>
          </table:table-cell>
          <table:table-cell table:style-name="ce32" table:formula="of:=IF([.E9]=&quot;&quot;;[.C9];CONCATENATE([.C9];&quot; / &quot;;[.E9]))" office:value-type="string" office:string-value=":m music / log / kb / || s.1:f-prev:0614-1916 || s.2:f-prev:0614-1916,score+ // s.1:R=+,k.C#,chord=C#m7;Edim">
            <text:p>:m music / log / kb / || s.1:f-prev:0614-1916 || s.2:f-prev:0614-1916,score+ // s.1:R=+,k.C#,chord=C#m7;Edim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5_20-29-41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5_22-47-55_000.jpg</text:p>
          </table:table-cell>
          <table:table-cell table:style-name="ce16" office:value-type="string">
            <text:p>:m 記録 / 身体 / ケガ / 左腕；内側；擦り傷；クロの後ろ足が引っ掻いた / 絆創膏貼った</text:p>
          </table:table-cell>
          <table:table-cell table:style-name="ce16"/>
          <table:table-cell table:style-name="ce3"/>
          <table:table-cell table:style-name="ce3" office:value-type="string">
            <text:p>N-35-35-28.546142 E-139-34-49.379882</text:p>
          </table:table-cell>
          <table:table-cell table:style-name="ce32" table:formula="of:=IF([.E11]=&quot;&quot;;[.C11];CONCATENATE([.C11];&quot; / &quot;;[.E11]))" office:value-type="string" office:string-value=":m 記録 / 身体 / ケガ / 左腕；内側；擦り傷；クロの後ろ足が引っ掻いた / 絆創膏貼った">
            <text:p>:m 記録 / 身体 / ケガ / 左腕；内側；擦り傷；クロの後ろ足が引っ掻いた / 絆創膏貼っ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5_22-51-46_000.jpg</text:p>
          </table:table-cell>
          <table:table-cell table:style-name="ce16" office:value-type="string">
            <text:p>:m 記録 / 身体 / ケガ / 左腕；内側；擦り傷；クロの後ろ足が引っ掻いた / 絆創膏貼った</text:p>
          </table:table-cell>
          <table:table-cell table:style-name="ce17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12]=&quot;&quot;;[.C12];CONCATENATE([.C12];&quot; / &quot;;[.E12]))" office:value-type="string" office:string-value=":m 記録 / 身体 / ケガ / 左腕；内側；擦り傷；クロの後ろ足が引っ掻いた / 絆創膏貼った">
            <text:p>:m 記録 / 身体 / ケガ / 左腕；内側；擦り傷；クロの後ろ足が引っ掻いた / 絆創膏貼っ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15_23-13-29_000.jpg</text:p>
          </table:table-cell>
          <table:table-cell table:style-name="ce6" office:value-type="string">
            <text:p>-*</text:p>
          </table:table-cell>
          <table:table-cell table:style-name="ce17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2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16_00-17-20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style-name="ce3"/>
          <table:table-cell table:style-name="ce3" office:value-type="string">
            <text:p>N-35-35-28.573608 E-139-34-49.379882</text:p>
          </table:table-cell>
          <table:table-cell table:style-name="ce32" table:formula="of:=IF([.E14]=&quot;&quot;;[.C14];CONCATENATE([.C14];&quot; / &quot;;[.E1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16_00-17-25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573608 E-139-34-49.379882</text:p>
          </table:table-cell>
          <table:table-cell table:style-name="ce32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16_06-07-19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2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6-16_07-37-43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72467 E-139-34-49.489746</text:p>
          </table:table-cell>
          <table:table-cell table:style-name="ce32" table:formula="of:=IF([.E17]=&quot;&quot;;[.C17];CONCATENATE([.C17];&quot; / &quot;;[.E17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15_09-50-17_000.mp4</text:p>
          </table:table-cell>
          <table:table-cell table:style-name="ce6" office:value-type="string">
            <text:p>:VIDEO / @自宅 / メモ / kb,keyboard / 演奏、play / k-2020-0615-1 / genr=f-N,key=C,chor=Cm7,other=re+,tempo=70,file=0614-1635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615-1 / genr=f-N,key=C,chor=Cm7,other=re+,tempo=70,file=0614-1635">
            <text:p>:VIDEO / @自宅 / メモ / kb,keyboard / 演奏、play / k-2020-0615-1 / genr=f-N,key=C,chor=Cm7,other=re+,tempo=70,file=0614-163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5_15-36-48_000.mp4</text:p>
          </table:table-cell>
          <table:table-cell table:style-name="ce6" office:value-type="string">
            <text:p>:VIDEO / @自宅 / メモ / kb,keyboard / 演奏、play / k-2020-0615-2 / genr=f-prev:jazz,chor=F;G,tempo=80,score=+,for=finger-movement,file=0614-1916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615-2 / genr=f-prev:jazz,chor=F;G,tempo=80,score=+,for=finger-movement,file=0614-1916">
            <text:p>:VIDEO / @自宅 / メモ / kb,keyboard / 演奏、play / k-2020-0615-2 / genr=f-prev:jazz,chor=F;G,tempo=80,score=+,for=finger-movement,file=0614-1916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5_19-18-26_000.mp4</text:p>
          </table:table-cell>
          <table:table-cell table:style-name="ce6" office:value-type="string">
            <text:p>:VIDEO / @自宅 / メモ / kb,keyboard / 演奏、play / k-2020-0615-3 / genr=f-N,chor=C#m7;Edim,RH=melody,LH=grip,other=re+;make-muse+;ap-1.5(new)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kb,keyboard / 演奏、play / k-2020-0615-3 / genr=f-N,chor=C#m7;Edim,RH=melody,LH=grip,other=re+;make-muse+;ap-1.5(new)">
            <text:p>:VIDEO / @自宅 / メモ / kb,keyboard / 演奏、play / k-2020-0615-3 / genr=f-N,chor=C#m7;Edim,RH=melody,LH=grip,other=re+;make-muse+;ap-1.5(new)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5_19-24-01_000.mp4</text:p>
          </table:table-cell>
          <table:table-cell table:style-name="ce6" office:value-type="string">
            <text:p>:VIDEO / @自宅 / メモ / kb,keyboard / 演奏、play / k-2020-0615-4 / genr=f-prev:2020-06-15_19-18-26_000.mp4,chor=C#m7;Edim,RH=melody,LH=grip,other=re+;ap-1.5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615-4 / genr=f-prev:2020-06-15_19-18-26_000.mp4,chor=C#m7;Edim,RH=melody,LH=grip,other=re+;ap-1.5">
            <text:p>:VIDEO / @自宅 / メモ / kb,keyboard / 演奏、play / k-2020-0615-4 / genr=f-prev:2020-06-15_19-18-26_000.mp4,chor=C#m7;Edim,RH=melody,LH=grip,other=re+;ap-1.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5_22-12-56_000.mp4</text:p>
          </table:table-cell>
          <table:table-cell table:style-name="ce6" office:value-type="string">
            <text:p>:VIDEO / @自宅 / メモ / kb,keyboard / 演奏、play / k-2020-0615-5 / genr=f-prev:2020-06-15_19-18-26_000.mp4,chor=C#m7;Edim;Afm7,RH=melody,LH=grip,other=re+;ap-1.5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kb,keyboard / 演奏、play / k-2020-0615-5 / genr=f-prev:2020-06-15_19-18-26_000.mp4,chor=C#m7;Edim;Afm7,RH=melody,LH=grip,other=re+;ap-1.5">
            <text:p>:VIDEO / @自宅 / メモ / kb,keyboard / 演奏、play / k-2020-0615-5 / genr=f-prev:2020-06-15_19-18-26_000.mp4,chor=C#m7;Edim;Afm7,RH=melody,LH=grip,other=re+;ap-1.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6_06-44-36_000.mp4</text:p>
          </table:table-cell>
          <table:table-cell table:style-name="ce6" office:value-type="string">
            <text:p>:VIDEO / @自宅 / メモ / kb,keyboard / 演奏、play / k-2020-0616-1 / genr=et-N,key=C;D,RH=notes,LH=arpeggio,for=use-wide-range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kb,keyboard / 演奏、play / k-2020-0616-1 / genr=et-N,key=C;D,RH=notes,LH=arpeggio,for=use-wide-range">
            <text:p>:VIDEO / @自宅 / メモ / kb,keyboard / 演奏、play / k-2020-0616-1 / genr=et-N,key=C;D,RH=notes,LH=arpeggio,for=use-wide-rang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510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2020/06/16</text:date>, <text:time>09:03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6T09:03:21.95</dc:date>
    <dc:creator>iwabuchi ken</dc:creator>
    <meta:editing-duration>P22DT4H17M18S</meta:editing-duration>
    <meta:editing-cycles>8588</meta:editing-cycles>
    <meta:document-statistic meta:table-count="1" meta:cell-count="470" meta:object-count="0"/>
  </office:meta>
</office:document-meta>
</file>